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 table:number-rows-repeated="1048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8:14:43.410637685</dc:date>
    <meta:editing-duration>P3DT8H53M47S</meta:editing-duration>
    <meta:editing-cycles>107</meta:editing-cycles>
    <meta:document-statistic meta:table-count="5" meta:cell-count="1817" meta:object-count="0"/>
  </office:meta>
</office:document-meta>
</file>